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3071in" svg:y="0.3846in">
            <draw:object draw:notify-on-update-of-ranges="Sheet1.A1:Sheet1.A1 Sheet1.A2:Sheet1.A201 Sheet1.B1:Sheet1.B1 Sheet1.B2:Sheet1.B201 Sheet1.A1:Sheet1.A1 Sheet1.A2:Sheet1.A201 Sheet1.C1:Sheet1.C1 Sheet1.C2:Sheet1.C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TEMPO</text:p>
          </table:table-cell>
          <table:table-cell office:value-type="string" calcext:value-type="string">
            <text:p><text:s text:c="3"/>H</text:p>
          </table:table-cell>
          <table:table-cell office:value-type="string" calcext:value-type="string">
            <text:p><text:s text:c="3"/>FO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451" calcext:value-type="float">
            <text:p>0.45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.593" calcext:value-type="float">
            <text:p>0.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32" calcext:value-type="float">
            <text:p>0.63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865" calcext:value-type="float">
            <text:p>0.86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2" office:value-type="float" office:value="0.878" calcext:value-type="float">
            <text:p>0.87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0.889" calcext:value-type="float">
            <text:p>0.88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0.926" calcext:value-type="float">
            <text:p>0.92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0.933" calcext:value-type="float">
            <text:p>0.9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2" office:value-type="float" office:value="0.939" calcext:value-type="float">
            <text:p>0.93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2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2" office:value-type="float" office:value="0.955" calcext:value-type="float">
            <text:p>0.95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2" office:value-type="float" office:value="0.959" calcext:value-type="float">
            <text:p>0.95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0.963" calcext:value-type="float">
            <text:p>0.96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0.967" calcext:value-type="float">
            <text:p>0.9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2"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number-columns-repeated="2"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2"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2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2"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2"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number-columns-repeated="2"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2"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number-columns-repeated="2"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number-columns-repeated="2"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2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2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number-columns-repeated="2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2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number-columns-repeated="2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number-columns-repeated="2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number-columns-repeated="2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number-columns-repeated="2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23:09:19.142522118</dc:date>
    <meta:document-statistic meta:table-count="1" meta:cell-count="60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A1:Sheet1.C201" chart:data-source-has-labels="row" svg:x="0.32cm" svg:y="0.18cm" svg:width="13.222cm" svg:height="8.64cm">
          <chartooo:coordinate-region svg:x="1.047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7" chart:values-cell-range-address="Sheet1.C2:Sheet1.C201" chart:label-cell-address="Sheet1.C1:Sheet1.C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H</text:p>
                <draw:g>
                  <svg:desc>Sheet1.B1:Sheet1.B1</svg:desc>
                </draw:g>
              </table:table-cell>
              <table:table-cell office:value-type="string">
                <text:p>   F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201</svg:desc>
                </draw:g>
              </table:table-cell>
              <table:table-cell office:value-type="float" office:value="0.095">
                <text:p>0.095</text:p>
                <draw:g>
                  <svg:desc>Sheet1.B2:Sheet1.B201</svg:desc>
                </draw:g>
              </table:table-cell>
              <table:table-cell office:value-type="float" office:value="0.095">
                <text:p>0.095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81">
                <text:p>0.181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59">
                <text:p>0.25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393">
                <text:p>0.393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451">
                <text:p>0.451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03">
                <text:p>0.503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551">
                <text:p>0.551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593">
                <text:p>0.593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699">
                <text:p>0.699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727">
                <text:p>0.727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753">
                <text:p>0.753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777">
                <text:p>0.777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798">
                <text:p>0.79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817">
                <text:p>0.817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35">
                <text:p>0.835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865">
                <text:p>0.86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878">
                <text:p>0.87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889">
                <text:p>0.889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918">
                <text:p>0.918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926">
                <text:p>0.926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933">
                <text:p>0.933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939">
                <text:p>0.939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945">
                <text:p>0.94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955">
                <text:p>0.955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959">
                <text:p>0.959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963">
                <text:p>0.963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967">
                <text:p>0.967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973">
                <text:p>0.973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978">
                <text:p>0.978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982">
                <text:p>0.982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983">
                <text:p>0.983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985">
                <text:p>0.98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986">
                <text:p>0.98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988">
                <text:p>0.988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989">
                <text:p>0.989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991">
                <text:p>0.991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993">
                <text:p>0.993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993">
                <text:p>0.993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997">
                <text:p>0.997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997">
                <text:p>0.997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997">
                <text:p>0.997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">
                <text:p>17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">
                <text:p>17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">
                <text:p>17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">
                <text:p>17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">
                <text:p>18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">
                <text:p>18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">
                <text:p>18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">
                <text:p>18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">
                <text:p>1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">
                <text:p>18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">
                <text:p>18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">
                <text:p>18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">
                <text:p>18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">
                <text:p>19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">
                <text:p>19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">
                <text:p>19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">
                <text:p>19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">
                <text:p>19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">
                <text:p>19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">
                <text:p>19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">
                <text:p>19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">
                <text:p>19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